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cm" fo:min-width="3.241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63cm" fo:min-width="5.32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90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272cm" loext:decorative="fals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15cm" fo:min-width="3.241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3.63cm" fo:min-width="5.321cm" style:writing-mode="lr-tb" loext:decorative="false"/>
      <style:paragraph-properties style:writing-mode="lr-tb"/>
    </style:style>
    <style:style style:name="gr8" style:family="graphic" style:parent-style-name="standard">
      <style:graphic-properties draw:marker-end="線の終点_20_1" draw:textarea-vertical-align="middle" loext:decorative="false"/>
    </style:style>
    <style:style style:name="gr9" style:family="graphic" style:parent-style-name="standard">
      <style:graphic-properties draw:marker-end="線の終点_20_2" draw:textarea-vertical-align="middle" loext:decorative="false"/>
    </style:style>
    <style:style style:name="gr10" style:family="graphic" style:parent-style-name="standard">
      <style:graphic-properties draw:marker-end="Arrow_20_large" draw:textarea-vertical-align="middle" loext:decorative="false"/>
    </style:style>
    <style:style style:name="gr11" style:family="graphic" style:parent-style-name="standard">
      <style:graphic-properties draw:stroke="none" svg:stroke-color="#000000" draw:marker-end="Arrow_20_large" draw:fill="none" draw:fill-color="#ffffff" draw:textarea-horizontal-align="left" draw:auto-grow-height="true" draw:auto-grow-width="true" fo:min-height="0.92cm" fo:min-width="1.90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marker-end="Arrow_20_large" draw:fill="none" draw:fill-color="#ffffff" draw:textarea-horizontal-align="left" draw:auto-grow-height="true" draw:auto-grow-width="true" fo:min-height="0.92cm" fo:min-width="1.272cm" loext:decorative="false"/>
      <style:paragraph-properties style:writing-mode="lr-tb"/>
    </style:style>
    <style:style style:name="gr13" style:family="graphic" style:parent-style-name="standard">
      <style:graphic-properties draw:marker-end="Arrow_20_short" draw:textarea-vertical-align="middle" loext:decorative="false"/>
    </style:style>
    <style:style style:name="gr14" style:family="graphic" style:parent-style-name="standard">
      <style:graphic-properties draw:marker-start="Arrow_20_short" draw:marker-end="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7.479cm" svg:height="4.798cm" svg:x="2.398cm" svg:y="2.256cm">
          <text:p text:style-name="P1">登録済みか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5.821cm" svg:height="3.88cm" svg:x="2.946cm" svg:y="10.76cm">
          <text:p text:style-name="P1">メールアドレス登録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137cm" svg:y1="7.054cm" svg:x2="5.856cm" svg:y2="10.76cm" draw:start-shape="id1" draw:start-glue-point="6" draw:end-shape="id2" draw:end-glue-point="0" svg:d="M6137 7054v1854h-281v1852" svg:viewBox="0 0 282 3707">
          <text:p/>
        </draw:connector>
        <draw:custom-shape draw:style-name="gr2" draw:text-style-name="P2" xml:id="id3" draw:id="id3" draw:layer="layout" svg:width="5.821cm" svg:height="3.88cm" svg:x="11.346cm" svg:y="10.76cm">
          <text:p text:style-name="P1">電話番号更新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877cm" svg:y1="4.655cm" svg:x2="14.256cm" svg:y2="10.76cm" draw:start-shape="id1" draw:start-glue-point="7" draw:end-shape="id3" draw:end-glue-point="0" svg:d="M9877 4655h4379v6105" svg:viewBox="0 0 4380 6106">
          <text:p/>
        </draw:connector>
        <draw:frame draw:style-name="gr4" draw:text-style-name="P3" draw:layer="layout" svg:width="2.407cm" svg:height="1.17cm" svg:x="3.604cm" svg:y="6.737cm">
          <draw:text-box>
            <text:p>未登録</text:p>
          </draw:text-box>
        </draw:frame>
        <draw:frame draw:style-name="gr5" draw:text-style-name="P3" draw:layer="layout" svg:width="1.772cm" svg:height="1.17cm" svg:x="10.004cm" svg:y="3.237cm">
          <draw:text-box>
            <text:p>済み</text:p>
          </draw:text-box>
        </draw:frame>
      </draw:page>
      <draw:page draw:name="page2" draw:style-name="dp1" draw:master-page-name="標準">
        <draw:custom-shape draw:style-name="gr6" draw:text-style-name="P4" xml:id="id6" draw:id="id6" draw:layer="layout" svg:width="7.479cm" svg:height="4.798cm" svg:x="2.398cm" svg:y="2.256cm">
          <text:p text:style-name="P1">登録済みか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xml:id="id4" draw:id="id4" draw:layer="layout" svg:width="5.821cm" svg:height="3.88cm" svg:x="2.946cm" svg:y="10.76cm">
          <text:p text:style-name="P1">メールアドレス登録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5.856cm" svg:y1="14.64cm" svg:x2="4.836cm" svg:y2="16.856cm" draw:start-shape="id4" draw:start-glue-point="2" draw:end-shape="id5" draw:end-glue-point="4" svg:d="M5856 14640v1108h-1020v1108" svg:viewBox="0 0 1021 2217">
          <text:p/>
        </draw:connector>
        <draw:custom-shape draw:style-name="gr7" draw:text-style-name="P4" xml:id="id7" draw:id="id7" draw:layer="layout" svg:width="5.821cm" svg:height="3.88cm" svg:x="12.264cm" svg:y="6.491cm">
          <text:p text:style-name="P1">電話番号更新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9.877cm" svg:y1="4.655cm" svg:x2="15.174cm" svg:y2="6.491cm" draw:start-shape="id6" draw:start-glue-point="7" draw:end-shape="id7" draw:end-glue-point="0" svg:d="M9877 4655h5297v1836" svg:viewBox="0 0 5298 1837">
          <text:p/>
        </draw:connector>
        <draw:frame draw:style-name="gr4" draw:text-style-name="P3" draw:layer="layout" svg:width="2.407cm" svg:height="1.17cm" svg:x="3.604cm" svg:y="6.737cm">
          <draw:text-box>
            <text:p>未登録</text:p>
          </draw:text-box>
        </draw:frame>
        <draw:frame draw:style-name="gr5" draw:text-style-name="P3" draw:layer="layout" svg:width="1.772cm" svg:height="1.17cm" svg:x="10.004cm" svg:y="3.237cm">
          <draw:text-box>
            <text:p>済み</text:p>
          </draw:text-box>
        </draw:frame>
        <draw:custom-shape draw:style-name="gr6" draw:text-style-name="P4" xml:id="id5" draw:id="id5" draw:layer="layout" svg:width="7.479cm" svg:height="4.798cm" svg:x="1.097cm" svg:y="16.856cm">
          <text:p text:style-name="P1">りんご好きか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2.407cm" svg:height="1.17cm" svg:x="2.103cm" svg:y="21.337cm">
          <draw:text-box>
            <text:p>好き</text:p>
          </draw:text-box>
        </draw:frame>
        <draw:frame draw:style-name="gr5" draw:text-style-name="P3" draw:layer="layout" svg:width="1.772cm" svg:height="1.17cm" svg:x="7.803cm" svg:y="19.537cm">
          <draw:text-box>
            <text:p>嫌い</text:p>
          </draw:text-box>
        </draw:frame>
        <draw:connector draw:style-name="gr8" draw:text-style-name="P1" draw:layer="layout" svg:x1="6.088cm" svg:y1="7.054cm" svg:x2="5.807cm" svg:y2="10.76cm" svg:d="M6088 7054v1854h-281v1852" svg:viewBox="0 0 282 3707">
          <text:p/>
        </draw:connector>
        <draw:custom-shape draw:style-name="gr7" draw:text-style-name="P4" xml:id="id8" draw:id="id8" draw:layer="layout" svg:width="5.821cm" svg:height="3.88cm" svg:x="1.646cm" svg:y="24.16cm">
          <text:p text:style-name="P1">スイカを買う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4.836cm" svg:y1="21.654cm" svg:x2="4.556cm" svg:y2="24.16cm" draw:start-shape="id5" draw:start-glue-point="6" draw:end-shape="id8" draw:end-glue-point="0" svg:d="M4836 21654v1254h-280v1252" svg:viewBox="0 0 281 2507">
          <text:p/>
        </draw:connector>
        <draw:custom-shape draw:style-name="gr6" draw:text-style-name="P4" xml:id="id9" draw:id="id9" draw:layer="layout" svg:width="7.479cm" svg:height="4.798cm" svg:x="11.292cm" svg:y="12.906cm">
          <text:p text:style-name="P1">本を持っている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15.174cm" svg:y1="10.371cm" svg:x2="15.031cm" svg:y2="12.906cm" draw:start-shape="id7" draw:start-glue-point="2" draw:end-shape="id9" draw:end-glue-point="4" svg:d="M15174 10371v1268h-143v1267" svg:viewBox="0 0 144 2536">
          <text:p/>
        </draw:connector>
        <draw:custom-shape draw:style-name="gr7" draw:text-style-name="P4" xml:id="id11" draw:id="id11" draw:layer="layout" svg:width="5.821cm" svg:height="3.88cm" svg:x="12.723cm" svg:y="24.478cm">
          <text:p text:style-name="P1">富士山に登る</text:p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5.821cm" svg:height="3.88cm" svg:x="11.465cm" svg:y="19.299cm">
          <text:p text:style-name="P1">謝る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031cm" svg:y1="17.704cm" svg:x2="14.375cm" svg:y2="19.299cm" draw:start-shape="id9" draw:start-glue-point="6" draw:end-shape="id10" draw:end-glue-point="0" svg:d="M15031 17704v798h-656v797" svg:viewBox="0 0 657 1596">
          <text:p/>
        </draw:connector>
        <draw:connector draw:style-name="gr8" draw:text-style-name="P1" draw:layer="layout" svg:x1="18.771cm" svg:y1="15.305cm" svg:x2="18.544cm" svg:y2="26.418cm" draw:start-shape="id9" draw:start-glue-point="7" draw:end-shape="id11" svg:d="M18771 15305h500v11113h-727" svg:viewBox="0 0 728 11114">
          <text:p/>
        </draw:connector>
        <draw:connector draw:style-name="gr8" draw:text-style-name="P1" draw:layer="layout" svg:x1="8.576cm" svg:y1="19.255cm" svg:x2="11.465cm" svg:y2="21.239cm" draw:start-shape="id5" draw:start-glue-point="7" draw:end-shape="id10" draw:end-glue-point="3" svg:d="M8576 19255h1444v1984h1445" svg:viewBox="0 0 2890 1985">
          <text:p/>
        </draw:connector>
        <draw:frame draw:style-name="gr5" draw:text-style-name="P3" draw:layer="layout" svg:width="1.772cm" svg:height="1.17cm" svg:x="17.403cm" svg:y="16.237cm">
          <draw:text-box>
            <text:p>はい</text:p>
          </draw:text-box>
        </draw:frame>
        <draw:frame draw:style-name="gr5" draw:text-style-name="P3" draw:layer="layout" svg:width="2.407cm" svg:height="1.17cm" svg:x="12.503cm" svg:y="17.237cm">
          <draw:text-box>
            <text:p>いいえ</text:p>
          </draw:text-box>
        </draw:frame>
      </draw:page>
      <draw:page draw:name="page3" draw:style-name="dp1" draw:master-page-name="標準">
        <draw:custom-shape draw:style-name="gr6" draw:text-style-name="P4" xml:id="id14" draw:id="id14" draw:layer="layout" svg:width="7.479cm" svg:height="4.798cm" svg:x="2.398cm" svg:y="2.256cm">
          <text:p text:style-name="P1">already registe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xml:id="id12" draw:id="id12" draw:layer="layout" svg:width="5.821cm" svg:height="3.88cm" svg:x="2.946cm" svg:y="10.76cm">
          <text:p text:style-name="P1">register mail address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.856cm" svg:y1="14.64cm" svg:x2="4.836cm" svg:y2="16.856cm" draw:start-shape="id12" draw:start-glue-point="2" draw:end-shape="id13" draw:end-glue-point="4" svg:d="M5856 14640v1108h-1020v1108" svg:viewBox="0 0 1021 2217">
          <text:p/>
        </draw:connector>
        <draw:custom-shape draw:style-name="gr7" draw:text-style-name="P4" xml:id="id15" draw:id="id15" draw:layer="layout" svg:width="5.821cm" svg:height="3.88cm" svg:x="12.264cm" svg:y="6.491cm">
          <text:p text:style-name="P1">update telephone number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9.877cm" svg:y1="4.655cm" svg:x2="15.174cm" svg:y2="6.491cm" draw:start-shape="id14" draw:start-glue-point="7" draw:end-shape="id15" draw:end-glue-point="0" svg:d="M9877 4655h5297v1836" svg:viewBox="0 0 5298 1837">
          <text:p/>
        </draw:connector>
        <draw:frame draw:style-name="gr4" draw:text-style-name="P3" draw:layer="layout" svg:width="2.407cm" svg:height="1.17cm" svg:x="3.604cm" svg:y="6.737cm">
          <draw:text-box>
            <text:p>no</text:p>
          </draw:text-box>
        </draw:frame>
        <draw:frame draw:style-name="gr5" draw:text-style-name="P3" draw:layer="layout" svg:width="1.772cm" svg:height="1.17cm" svg:x="10.004cm" svg:y="3.237cm">
          <draw:text-box>
            <text:p>yes</text:p>
          </draw:text-box>
        </draw:frame>
        <draw:custom-shape draw:style-name="gr6" draw:text-style-name="P4" xml:id="id13" draw:id="id13" draw:layer="layout" svg:width="7.479cm" svg:height="4.798cm" svg:x="1.097cm" svg:y="16.856cm">
          <text:p text:style-name="P1">like appl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3" draw:layer="layout" svg:width="2.407cm" svg:height="1.17cm" svg:x="2.803cm" svg:y="21.337cm">
          <draw:text-box>
            <text:p>like</text:p>
          </draw:text-box>
        </draw:frame>
        <draw:frame draw:style-name="gr5" draw:text-style-name="P3" draw:layer="layout" svg:width="2.259cm" svg:height="1.17cm" svg:x="8.003cm" svg:y="18.337cm">
          <draw:text-box>
            <text:p>dislike</text:p>
          </draw:text-box>
        </draw:frame>
        <draw:connector draw:style-name="gr10" draw:text-style-name="P1" draw:layer="layout" svg:x1="6.088cm" svg:y1="7.054cm" svg:x2="5.807cm" svg:y2="10.76cm" svg:d="M6088 7054v1853h-281v1853" svg:viewBox="0 0 282 3707">
          <text:p/>
        </draw:connector>
        <draw:custom-shape draw:style-name="gr7" draw:text-style-name="P4" xml:id="id16" draw:id="id16" draw:layer="layout" svg:width="5.821cm" svg:height="3.88cm" svg:x="1.646cm" svg:y="24.16cm">
          <text:p text:style-name="P1">buy water melon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4.836cm" svg:y1="21.654cm" svg:x2="4.556cm" svg:y2="24.16cm" draw:start-shape="id13" draw:start-glue-point="6" draw:end-shape="id16" draw:end-glue-point="0" svg:d="M4836 21654v1254h-280v1252" svg:viewBox="0 0 281 2507">
          <text:p/>
        </draw:connector>
        <draw:custom-shape draw:style-name="gr6" draw:text-style-name="P4" xml:id="id17" draw:id="id17" draw:layer="layout" svg:width="7.479cm" svg:height="4.798cm" svg:x="11.292cm" svg:y="12.906cm">
          <text:p text:style-name="P1">have book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15.174cm" svg:y1="10.371cm" svg:x2="15.031cm" svg:y2="12.906cm" draw:start-shape="id15" draw:start-glue-point="2" draw:end-shape="id17" draw:end-glue-point="4" svg:d="M15174 10371v1268h-143v1267" svg:viewBox="0 0 144 2536">
          <text:p/>
        </draw:connector>
        <draw:custom-shape draw:style-name="gr7" draw:text-style-name="P4" xml:id="id19" draw:id="id19" draw:layer="layout" svg:width="5.821cm" svg:height="3.88cm" svg:x="12.723cm" svg:y="24.478cm">
          <text:p text:style-name="P1">Climb Mt.Fuji</text:p>
          <draw:enhanced-geometry svg:viewBox="0 0 21600 21600" draw:type="rectangle" draw:enhanced-path="M 0 0 L 21600 0 21600 21600 0 21600 0 0 Z N"/>
        </draw:custom-shape>
        <draw:custom-shape draw:style-name="gr7" draw:text-style-name="P4" xml:id="id18" draw:id="id18" draw:layer="layout" svg:width="5.821cm" svg:height="3.88cm" svg:x="11.465cm" svg:y="19.299cm">
          <text:p text:style-name="P1">apologiz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5.031cm" svg:y1="17.704cm" svg:x2="14.375cm" svg:y2="19.299cm" draw:start-shape="id17" draw:start-glue-point="6" draw:end-shape="id18" draw:end-glue-point="0" svg:d="M15031 17704v798h-656v797" svg:viewBox="0 0 657 1596">
          <text:p/>
        </draw:connector>
        <draw:connector draw:style-name="gr10" draw:text-style-name="P1" draw:layer="layout" svg:x1="18.771cm" svg:y1="15.305cm" svg:x2="18.544cm" svg:y2="26.418cm" draw:start-shape="id17" draw:start-glue-point="7" draw:end-shape="id19" svg:d="M18771 15305h500v11113h-727" svg:viewBox="0 0 728 11114">
          <text:p/>
        </draw:connector>
        <draw:connector draw:style-name="gr10" draw:text-style-name="P1" draw:layer="layout" svg:x1="8.576cm" svg:y1="19.255cm" svg:x2="11.465cm" svg:y2="21.239cm" draw:start-shape="id13" draw:start-glue-point="7" draw:end-shape="id18" draw:end-glue-point="3" svg:d="M8576 19255h1444v1984h1445" svg:viewBox="0 0 2890 1985">
          <text:p/>
        </draw:connector>
        <draw:frame draw:style-name="gr5" draw:text-style-name="P3" draw:layer="layout" svg:width="1.772cm" svg:height="1.17cm" svg:x="18.103cm" svg:y="14.037cm">
          <draw:text-box>
            <text:p>yes</text:p>
          </draw:text-box>
        </draw:frame>
        <draw:frame draw:style-name="gr12" draw:text-style-name="P3" draw:layer="layout" svg:width="1.772cm" svg:height="1.17cm" svg:x="14.98cm" svg:y="17.449cm">
          <draw:text-box>
            <text:p>no</text:p>
          </draw:text-box>
        </draw:frame>
      </draw:page>
      <draw:page draw:name="page4" draw:style-name="dp1" draw:master-page-name="標準">
        <draw:custom-shape draw:style-name="gr2" draw:text-style-name="P2" xml:id="id20" draw:id="id20" draw:layer="layout" svg:width="5.821cm" svg:height="3.88cm" svg:x="3.792cm" svg:y="4.128cm">
          <text:p text:style-name="P1">メールアドレス登録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5.821cm" svg:height="3.88cm" svg:x="3.792cm" svg:y="10.628cm">
          <text:p text:style-name="P1">電話番号登録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5.821cm" svg:height="3.88cm" svg:x="3.792cm" svg:y="17.428cm">
          <text:p text:style-name="P1">住所登録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6.702cm" svg:y1="8.008cm" svg:x2="6.702cm" svg:y2="10.628cm" draw:start-shape="id20" draw:start-glue-point="2" draw:end-shape="id21" draw:end-glue-point="0" svg:d="M6702 8008v2620" svg:viewBox="0 0 1 2621">
          <text:p/>
        </draw:connector>
        <draw:connector draw:style-name="gr14" draw:text-style-name="P1" draw:layer="layout" svg:x1="6.702cm" svg:y1="17.428cm" svg:x2="6.702cm" svg:y2="14.508cm" draw:start-shape="id22" draw:start-glue-point="0" draw:end-shape="id21" draw:end-glue-point="2" svg:d="M6702 17428v-2920" svg:viewBox="0 0 1 292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Arrow_20_large" draw:display-name="Arrow large" svg:viewBox="0 0 20 40" svg:d="M0 40l10-40 10 40z"/>
    <draw:marker draw:name="Arrow_20_short" draw:display-name="Arrow short" svg:viewBox="0 0 20 13" svg:d="M0 13l10-13 10 13z"/>
    <draw:marker draw:name="線の終点_20_1" draw:display-name="線の終点 1" svg:viewBox="0 7 20 13" svg:d="M0 20l10-13 10 13z"/>
    <draw:marker draw:name="線の終点_20_2" draw:display-name="線の終点 2" svg:viewBox="0 7 20 13" svg:d="M0 20l10-13 10 13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CJK JP" style:font-family-complex="'Noto Sans CJK J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1:05.566302914</meta:creation-date>
    <dc:date>2024-07-22T13:31:25.953611341</dc:date>
    <meta:editing-duration>PT3H7M27S</meta:editing-duration>
    <meta:editing-cycles>7</meta:editing-cycles>
    <meta:generator>LibreOffice/7.6.7.2$Linux_X86_64 LibreOffice_project/60$Build-2</meta:generator>
    <meta:document-statistic meta:object-count="56"/>
  </office:meta>
</office:document-meta>
</file>